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4">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2" style:family="paragraph" style:parent-style-name="Standard" style:list-style-name="L1">
      <style:paragraph-properties fo:text-align="justify" style:justify-single-word="false" fo:break-before="page"/>
      <style:text-properties fo:font-size="32pt" style:text-underline-style="solid" style:text-underline-width="auto" style:text-underline-color="font-color" fo:font-weight="bold" style:font-size-asian="32pt" style:font-weight-asian="bold" style:font-size-complex="32pt"/>
    </style:style>
    <style:style style:name="P3" style:family="paragraph" style:parent-style-name="Standard">
      <style:paragraph-properties fo:text-align="justify" style:justify-single-word="false"/>
      <style:text-properties fo:font-size="18pt" style:font-size-asian="18pt" style:font-size-complex="18pt"/>
    </style:style>
    <style:style style:name="P4" style:family="paragraph" style:parent-style-name="Standard">
      <style:paragraph-properties fo:text-align="justify"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text-align="justify" style:justify-single-word="false"/>
      <style:text-properties fo:font-size="14pt" style:font-size-asian="14pt" style:font-size-complex="14pt"/>
    </style:style>
    <style:style style:name="P6"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style:text-underline-style="none" fo:font-weight="normal" style:font-size-asian="14pt" style:font-weight-asian="normal" style:font-size-complex="14pt" style:font-weight-complex="normal"/>
    </style:style>
    <style:style style:name="P8" style:family="paragraph" style:parent-style-name="Standard">
      <style:paragraph-properties fo:text-align="justify" style:justify-single-word="false"/>
      <style:text-properties fo:font-size="22pt" style:font-size-asian="22pt" style:font-size-complex="22pt"/>
    </style:style>
    <style:style style:name="P9" style:family="paragraph" style:parent-style-name="Standard">
      <style:paragraph-properties fo:text-align="justify" style:justify-single-word="false"/>
      <style:text-properties fo:font-size="22pt" fo:font-weight="bold" style:font-size-asian="22pt" style:font-weight-asian="bold" style:font-size-complex="22pt"/>
    </style:style>
    <style:style style:name="P10" style:family="paragraph" style:parent-style-name="Standard">
      <style:paragraph-properties fo:text-align="justify" style:justify-single-word="false"/>
      <style:text-properties fo:font-size="22pt" style:text-underline-style="solid" style:text-underline-width="auto" style:text-underline-color="font-color" fo:font-weight="bold" style:font-size-asian="22pt" style:font-weight-asian="bold" style:font-size-complex="22pt"/>
    </style:style>
    <style:style style:name="P1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fo:font-size="36pt" style:text-underline-style="solid" style:text-underline-width="auto" style:text-underline-color="font-color" fo:font-weight="bold" style:font-size-asian="36pt" style:font-weight-asian="bold" style:font-size-complex="36pt"/>
    </style:style>
    <style:style style:name="P14" style:family="paragraph" style:parent-style-name="Standard">
      <style:paragraph-properties fo:text-align="justify" style:justify-single-word="false"/>
      <style:text-properties fo:font-weight="bold" style:font-weight-asian="bold"/>
    </style:style>
    <style:style style:name="P15" style:family="paragraph" style:parent-style-name="Standard">
      <style:paragraph-properties fo:text-align="justify" style:justify-single-word="false"/>
      <style:text-properties fo:font-weight="bold" style:font-weight-asian="bold" style:font-weight-complex="bold"/>
    </style:style>
    <style:style style:name="P16" style:family="paragraph" style:parent-style-name="Standard" style:list-style-name="L17">
      <style:paragraph-properties fo:text-align="justify" style:justify-single-word="false"/>
      <style:text-properties fo:font-size="32pt" style:text-underline-style="solid" style:text-underline-width="auto" style:text-underline-color="font-color" fo:font-weight="bold" style:font-size-asian="32pt" style:font-weight-asian="bold" style:font-size-complex="32pt" style:font-weight-complex="bold"/>
    </style:style>
    <style:style style:name="P17" style:family="paragraph" style:parent-style-name="Standard" style:master-page-name="Standard">
      <style:paragraph-properties fo:text-align="justify" style:justify-single-word="false" style:page-number="auto"/>
      <style:text-properties fo:font-size="18pt" style:font-size-asian="18pt" style:font-size-complex="18pt"/>
    </style:style>
    <style:style style:name="P18" style:family="paragraph" style:parent-style-name="Standard">
      <style:paragraph-properties fo:margin-left="0.635cm" fo:margin-right="0cm" fo:text-align="justify" style:justify-single-word="false" fo:text-indent="0cm" style:auto-text-indent="false"/>
      <style:text-properties fo:font-size="22pt" fo:font-weight="bold" style:font-size-asian="22pt" style:font-weight-asian="bold" style:font-size-complex="22pt"/>
    </style:style>
    <style:style style:name="T1" style:family="text">
      <style:text-properties fo:font-size="14pt" style:font-size-asian="14pt" style:font-size-complex="14pt"/>
    </style:style>
    <style:style style:name="T2" style:family="text">
      <style:text-properties fo:font-size="32pt" style:text-underline-style="solid" style:text-underline-width="auto" style:text-underline-color="font-color" fo:font-weight="bold" style:font-size-asian="32pt" style:font-weight-asian="bold" style:font-size-complex="32pt"/>
    </style:style>
    <style:style style:name="T3" style:family="text">
      <style:text-properties style:text-underline-style="none"/>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I"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Abelard <text:s text:c="80"/>TS2</text:p>
      <text:p text:style-name="P3">Aubinaud</text:p>
      <text:p text:style-name="P3">Coudeville</text:p>
      <text:p text:style-name="P3">Grandadam</text:p>
      <text:p text:style-name="P3">Thao</text:p>
      <text:p text:style-name="P3">Zaki</text:p>
      <text:p text:style-name="P8"/>
      <text:p text:style-name="P8"/>
      <text:p text:style-name="P8"/>
      <text:p text:style-name="P8"/>
      <text:p text:style-name="P8"/>
      <text:p text:style-name="P8"/>
      <text:p text:style-name="P9"/>
      <text:p text:style-name="P11">Spécialité ISN</text:p>
      <text:p text:style-name="P11">Groupe : PAC’s MEN</text:p>
      <text:p text:style-name="P11">Projet d’un Jeu vidéo</text:p>
      <text:p text:style-name="P11">AUBINAUD</text:p>
      <text:p text:style-name="P8"/>
      <text:p text:style-name="P8"/>
      <text:p text:style-name="P8"/>
      <text:p text:style-name="P8"/>
      <text:p text:style-name="P8"/>
      <text:p text:style-name="P8"/>
      <text:p text:style-name="P8"/>
      <text:p text:style-name="P8"/>
      <text:p text:style-name="P8"/>
      <text:p text:style-name="P8"/>
      <text:p text:style-name="P12"/>
      <text:p text:style-name="P3">2016-2017</text:p>
      <text:p text:style-name="P12"><text:soft-page-break/><text:span text:style-name="T2">Sommaire :</text:span></text:p>
      <text:p text:style-name="P13"/>
      <text:p text:style-name="P10"/>
      <text:p text:style-name="P10">I.) Présentation du projet :</text:p>
      <text:p text:style-name="P9"><text:tab/>a) Idée générale</text:p>
      <text:p text:style-name="P9"><text:tab/>b) Objectifs</text:p>
      <text:p text:style-name="P18"/>
      <text:p text:style-name="P10">II.) Répartition des taches :</text:p>
      <text:p text:style-name="P9"><text:tab/>a) Système de sous-parties</text:p>
      <text:p text:style-name="P9"><text:tab/>b) Division en binôme </text:p>
      <text:p text:style-name="P9"/>
      <text:p text:style-name="P10">III) Partie personnelle :</text:p>
      <text:p text:style-name="P9"><text:tab/>a) Création des variables</text:p>
      <text:p text:style-name="P9"><text:tab/>b) Inclusion des variables avec des classes</text:p>
      <text:p text:style-name="P9"><text:tab/>c) Programmation des effets des potions</text:p>
      <text:p text:style-name="P9"><text:tab/>d) Écriture del'histoire et design des cartes</text:p>
      <text:p text:style-name="P9"><text:s text:c="2"/><text:tab/>e) Programmation de l'introduction et des dialogues</text:p>
      <text:p text:style-name="P9"/>
      <text:p text:style-name="P9"/>
      <text:p text:style-name="P9"/>
      <text:p text:style-name="P10">IV) Annexes :</text:p>
      <text:p text:style-name="P14"/>
      <text:list xml:id="list2540784495298889975" text:style-name="L1">
        <text:list-item>
          <text:p text:style-name="P2">Présentation du projet :</text:p>
        </text:list-item>
      </text:list>
      <text:p text:style-name="P3"/>
      <text:p text:style-name="P4">a) Idée générale</text:p>
      <text:p text:style-name="P3"/>
      <text:p text:style-name="P5">Nous avons crée un RPG (rôle play game) prenant place dans un univers plutôt fantasy en 2D. Les joueurs peuvent intégrer l'un des développeur chacun ayant des qualités spécifiques. L'objectif du jeu étant de retrouver un golem qui a été kidnappé, les joueurs passeront par plusieurs niveaux très différent notamment des cartes dessinées par nos soins et un labyrinthe parfait généré aléatoirement en rencontrant des ennemis à apparition aléatoire tout en devant faire attention à sa vie et aux dangers qui l'entoure. La vision du jeu se fait en 2D avec un point de vue dessus et les combats entre le joueur et les ennemis s'effectuent dans un écran différent du déplacement et les adversaires attaquent chacun leur tour dans l'idée d'un rpg standard. La rencontre et le passage en mode combat se passent après la collision du joueur avec des ennemis. Pour programmer nous avons utilisé Python XY et pour l'affichage, nous utilisons l'extension PyGame car elle est parfaitement adaptée à notre besoin.</text:p>
      <text:p text:style-name="P5"/>
      <text:p text:style-name="P5">Par ailleurs,nous tenons à remercier Julien Giraud qui nous a développé un programme permettant la résolution et l'affichage d'un Rubix Cube dans notre projet et Basile Er-Rafiqui, <text:s/>qui nous a créer nos bandes-son et musiques pour le jeu.</text:p>
      <text:p text:style-name="P3"/>
      <text:p text:style-name="P4">b) Objectifs</text:p>
      <text:p text:style-name="P3"/>
      <text:p text:style-name="P5">-Système de déplacement multi-directionnelle</text:p>
      <text:p text:style-name="P5">-Créer des personnages et leurs caractéristiques.</text:p>
      <text:p text:style-name="P5">-Développer un système de combat avec plusieurs entités et des paramètres influant sur celui-ci.</text:p>
      <text:p text:style-name="P5">-Créer trois cartes dont deux avec un éditeur de carte fait par nos soin et une en labyrinthe. </text:p>
      <text:p text:style-name="P5">Programmer un système d'inventaire et un système de consommables.</text:p>
      <text:p text:style-name="P5">-Utiliser Pygame.</text:p>
      <text:p text:style-name="P5">-Créer une vision 2D de dessus.</text:p>
      <text:p text:style-name="P5">-Implémenter des ennemis capables d'attaquer.</text:p>
      <text:p text:style-name="P5">Créer une difficulté croissante au sein du jeu</text:p>
      <text:p text:style-name="P5">-Lancement de la phase combat après collision avec les ennemis</text:p>
      <text:list xml:id="list5223652590493014220" text:style-name="L14">
        <text:list-item>
          <text:p text:style-name="P1">Répartition des taches :</text:p>
        </text:list-item>
      </text:list>
      <text:p text:style-name="P3"/>
      <text:p text:style-name="P4">a) Système de sous-parties</text:p>
      <text:p text:style-name="P3"/>
      <text:p text:style-name="P12"><text:span text:style-name="T1"><text:tab/>Nous nous sommes repartis le travail selon 3 grands thèmes.</text:span></text:p>
      <text:p text:style-name="P12"><text:span text:style-name="T1"/></text:p>
      <text:p text:style-name="P15"><text:span text:style-name="T1">1) Carte</text:span></text:p>
      <text:p text:style-name="P5"/>
      <text:p text:style-name="P5">Partie comprenant la création sous forme matricielle de la carte donc la création de l'éditeur qui permet de créer les cartes. Elle gère aussi le déplacement des personnages sur la carte. Cette partie gère aussi les collision entre les ennemis et le joueur et le déclenchement de la phase combat et la génération aléatoire des textures.</text:p>
      <text:p text:style-name="P5"/>
      <text:p text:style-name="P6">2) Combat</text:p>
      <text:p text:style-name="P5"/>
      <text:p text:style-name="P5">Cette partie comprend la création des ennemis, des personnages, des items, des consommables et des principes de combat et de les intégrer au jeu. Elle s'occupe donc de la phase combat notamment des actions du joueurs et de l'intelligence artificielle des ennemis. Le système de tour par tour est aussi inclut. Cette partie comprend aussi la création d'une histoire, son intégration et affichage pour le jeu . Le design des cartes a aussi été pris en charge par cette partie pour correspondre au système de combat et à l'histoire préétablie.</text:p>
      <text:p text:style-name="P5"/>
      <text:p text:style-name="P5"/>
      <text:p text:style-name="P15"><text:span text:style-name="T1">3)Graphisme</text:span></text:p>
      <text:p text:style-name="P5"/>
      <text:p text:style-name="P5">Cette partie comprend l'affichage des personnages et des ennemis grâce à l'utilisation de sprites permettant un affichage dynamique. Elle gère aussi la création et l'affichage des menus notamment la page de démarrage et l'inventaire. La création d'illustrations pour les items, les personnages et les consommables est aussi assurée par cette partie. L'affichage des textures et de la carte est aussi incluse.</text:p>
      <text:p text:style-name="P5"/>
      <text:p text:style-name="P4">b)Division en binôme</text:p>
      <text:p text:style-name="P5"/>
      <text:p text:style-name="P5">Un premier groupe, composé d’Émeric et de Sébastien prend en charge toute la partie carte et les taches dérivées correspondantes.</text:p>
      <text:p text:style-name="P5"/>
      <text:p text:style-name="P5">Un second groupe, composé de Martin et Pierre Antoine s'est chargé de la partie combat avec, entre autre, la création des personnages jouables, des items, des <text:soft-page-break/>ennemis, des principe de combat. Ce second groupe s'est aussi chargé de la création de l'histoire ainsi que de son affichage.</text:p>
      <text:p text:style-name="P5"/>
      <text:p text:style-name="P5">Enfin, un dernier groupe, composé de Nassim et Clarisse, s'est chargé d'afficher la carte et la fenêtre de combat. Il s'est aussi chargé des menus et de l'inventaire et de la création d'image pour certains items.</text:p>
      <text:p text:style-name="P5"/>
      <text:p text:style-name="P5"/>
      <text:list xml:id="list3313193710854804010" text:style-name="L17">
        <text:list-item>
          <text:p text:style-name="P16"><text:span text:style-name="T3"><text:s/></text:span>Partie personnelle</text:p>
        </text:list-item>
      </text:list>
      <text:p text:style-name="P7"/>
      <text:p text:style-name="P7"/>
      <text:p text:style-name="P7">Pour ma part j'ai du m'occuper dans un premier temps de créer toutes les statistiques du jeu et variables (ex : point de vie) du jeu. J'ai donc créer des personnages avec différentes caractéristiques basé sur notre groupe donnant à chacun des spécialité notamment le type d'attaque les résistances ou le système de passif qui est unique à chaque personnage influant sur la partie. </text:p>
      <text:p text:style-name="P7">Le système de dégât fonctionne sur un principe avec deux types : les dégâts magique qui sont diminués si l'ennemi à de la résistance magique et les dégâts physique qui sont diminués si l'ennemi possède de l'armure.</text:p>
      <text:p text:style-name="P7">La réduction des dégâts se fait sur un principe de pourcentage par exemple 100 de dégât magique à un ennemi ayant 25 d'armure ne lui fera perdre que 75 points de vie.</text:p>
      <text:p text:style-name="P7">Une fois les personnages créer je me suis attaqué à l'équipement de chaque personnage basé sur une progression à travers les trois niveaux pour permettre une évolution. Chaque personnage à donc trois armes et armures. Les armes augmentent les dégâts en s'ajoutant à celle des personnages et les armures qui augmentent l'armure et la résistance magique.</text:p>
      <text:p text:style-name="P7">J'ai créer les ennemis qui possèdent aussi un type d'attaque soit magique soit physique et résistance qu'elle soit physique ou magique avec en plus un nombre d'ennemis par groupe rencontré, par exemple les rats se rencontrent par groupe de 3 ou 4.</text:p>
      <text:p text:style-name="P7">Après pour la gestion du tour par tour nous avons créer une variable vitesse définissant qui attaque en premier par exemple si un personnage à 100 et une ennemi 80 c'est le personnage qui attaque en premier.</text:p>
      <text:p text:style-name="P7">Pour équilibrer le jeu nous avons aussi mis en place un système de critique qui augmentent ponctuellement les dégat avec un pourcentage de chance.</text:p>
      <text:p text:style-name="P7">Après la création d'un système de consommables, avec 3 niveaux de potions qui augmentent les autres variables pour un certain nomb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style:font-name-comple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Abelard                                                                                                                                   TS2</dc:title>
    <meta:initial-creator>admin.profil</meta:initial-creator>
    <meta:creation-date>2017-05-10T11:13:00</meta:creation-date>
    <dc:date>2017-05-14T16:47:13.67</dc:date>
    <meta:editing-cycles>7</meta:editing-cycles>
    <meta:editing-duration>P1DT2H41M4S</meta:editing-duration>
    <meta:generator>OpenOffice/4.1.3$Win32 OpenOffice.org_project/413m1$Build-9783</meta:generator>
    <dc:creator>Pierre-Antoine Aubinaud</dc:creator>
    <meta:document-statistic meta:table-count="0" meta:image-count="0" meta:object-count="0" meta:page-count="5" meta:paragraph-count="62" meta:word-count="1029" meta:character-count="6372"/>
  </office:meta>
</office:document-meta>
</file>